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42bd6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öndovaël</text:p>
      <text:p text:style-name="Standard">Dieu des nomades et du voyage</text:p>
      <text:p text:style-name="Standard">Symbole : une botte.</text:p>
      <text:p text:style-name="P1"><text:span text:style-name="T1">Nomade :</text:span> </text:p>
      <text:p text:style-name="P1">Le prêtre augmente sa vitesse de déplacement de 3 km par demi-journée, de plus il reçoit un bonus de +5 à tous les tests de fatigue, d’orientation et de survie en milieu naturel.</text:p>
      <text:p text:style-name="P1"><text:span text:style-name="T1">Monture fantôme (L)* :</text:span></text:p>
      <text:p text:style-name="P1">Le magicien conjure un cheval fantomatique qui peut le transporter (plus éventuellement un autre cavalier) pendant [1d6] heures. Cette monture est un peu plus rapide qu’un cheval ordinaire (20 km/période), sauf si elle transporte 2 cavaliers. Ce type de monture ne peut être guidée que par son invocateur</text:p>
      <text:p text:style-name="P1"><text:span text:style-name="T1">Marche sur l’eau (L)* : </text:span></text:p>
      <text:p text:style-name="P1">Le magicien et jusqu’à Mod. d’INT compagnons ou montures peuvent marcher sur l’eau pendant une durée de 1 heure. Le magicien peut aussi lancer ce sort sur sa monture fantôme.</text:p>
      <text:p text:style-name="P1"><text:span text:style-name="T1">Ami de la nature :</text:span> </text:p>
      <text:p text:style-name="P1">Le prêtre réduit tous les DM de sources naturelles (feu, froid, chutes, poisons naturels) de 5 points. Lorsqu’il dort à la belle étoile, il récupère 2d6 PV supplémentaires.</text:p>
      <text:p text:style-name="P1"><text:span text:style-name="T1">Rapide :</text:span></text:p>
      <text:p text:style-name="P1">Le prêtre reçoit une action de mouvement supplémentaire à chaque tour. En milieu naturel, il n’est pas ralenti par les terrains diffic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04:07:21.043578126</meta:creation-date>
    <dc:date>2021-07-03T22:08:17.473615589</dc:date>
    <meta:editing-duration>P1DT10H46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90" meta:character-count="1106" meta:non-whitespace-character-count="926"/>
  </office:meta>
</office:document-meta>
</file>